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916666666667cm" style:use-optimal-column-width="true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no</text:p>
          </table:table-cell>
          <table:table-cell office:value-type="string" table:style-name="ce2">
            <text:p>Quantidade</text:p>
          </table:table-cell>
          <table:table-cell office:value-type="string" table:style-name="ce2">
            <text:p>Frequência(%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50-1956</text:p>
          </table:table-cell>
          <table:table-cell office:value-type="float" office:value="36" table:style-name="ce3">
            <text:p>36</text:p>
          </table:table-cell>
          <table:table-cell office:value-type="float" office:value="10.526315789473685" table:formula="msoxl:=PRODUCT(B2,100)/B12" table:style-name="ce4">
            <text:p>10.52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57-1963</text:p>
          </table:table-cell>
          <table:table-cell office:value-type="float" office:value="25" table:style-name="ce3">
            <text:p>25</text:p>
          </table:table-cell>
          <table:table-cell office:value-type="float" office:value="7.3099415204678362" table:formula="msoxl:=PRODUCT(B3,100)/B12" table:style-name="ce5">
            <text:p>7.30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64-1970</text:p>
          </table:table-cell>
          <table:table-cell office:value-type="float" office:value="44" table:style-name="ce3">
            <text:p>44</text:p>
          </table:table-cell>
          <table:table-cell office:value-type="float" office:value="12.865497076023392" table:formula="msoxl:=PRODUCT(B4,100)/B12" table:style-name="ce5">
            <text:p>12.865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71-1977</text:p>
          </table:table-cell>
          <table:table-cell office:value-type="float" office:value="42" table:style-name="ce3">
            <text:p>42</text:p>
          </table:table-cell>
          <table:table-cell office:value-type="float" office:value="12.280701754385966" table:formula="msoxl:=PRODUCT(B5,100)/B12" table:style-name="ce5">
            <text:p>12.280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78-1984</text:p>
          </table:table-cell>
          <table:table-cell office:value-type="float" office:value="36" table:style-name="ce3">
            <text:p>36</text:p>
          </table:table-cell>
          <table:table-cell office:value-type="float" office:value="10.526315789473685" table:formula="msoxl:=PRODUCT(B6,100)/B12" table:style-name="ce5">
            <text:p>10.52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85-1991</text:p>
          </table:table-cell>
          <table:table-cell office:value-type="float" office:value="50" table:style-name="ce3">
            <text:p>50</text:p>
          </table:table-cell>
          <table:table-cell office:value-type="float" office:value="14.619883040935672" table:formula="msoxl:=PRODUCT(B7,100)/B12" table:style-name="ce5">
            <text:p>14.61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92-1998</text:p>
          </table:table-cell>
          <table:table-cell office:value-type="float" office:value="47" table:style-name="ce3">
            <text:p>47</text:p>
          </table:table-cell>
          <table:table-cell office:value-type="float" office:value="13.742690058479532" table:formula="msoxl:=PRODUCT(B8,100)/B12" table:style-name="ce5">
            <text:p>13.742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99-2005</text:p>
          </table:table-cell>
          <table:table-cell office:value-type="float" office:value="35" table:style-name="ce3">
            <text:p>35</text:p>
          </table:table-cell>
          <table:table-cell office:value-type="float" office:value="10.23391812865497" table:formula="msoxl:=PRODUCT(B9,100)/B12" table:style-name="ce5">
            <text:p>10.233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2006-2012</text:p>
          </table:table-cell>
          <table:table-cell office:value-type="float" office:value="21" table:style-name="ce3">
            <text:p>21</text:p>
          </table:table-cell>
          <table:table-cell office:value-type="float" office:value="6.1403508771929829" table:formula="msoxl:=PRODUCT(B10,100)/B12" table:style-name="ce5">
            <text:p>6.140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2013-2014</text:p>
          </table:table-cell>
          <table:table-cell office:value-type="float" office:value="6" table:style-name="ce3">
            <text:p>6</text:p>
          </table:table-cell>
          <table:table-cell office:value-type="float" office:value="1.7543859649122806" table:formula="msoxl:=PRODUCT(B11,100)/B12" table:style-name="ce5">
            <text:p>1.754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42" table:formula="msoxl:=SUM(B2:B11)" table:style-name="ce6">
            <text:p>342</text:p>
          </table:table-cell>
          <table:table-cell office:value-type="float" office:value="100" table:formula="msoxl:=SUM(C2:C11)" table:style-name="ce6">
            <text:p>100</text:p>
          </table:table-cell>
          <table:table-cell table:number-columns-repeated="16381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1" svg:x="0.01042in" svg:y="0.09375in" svg:width="5.48611in" svg:height="3.2916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3T13:35:51Z</meta:creation-date>
    <dc:date>2016-09-13T15:15:31Z</dc:date>
    <meta:print-date>2016-09-13T15:15:1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7.0pt" svg:width="395.0pt" chart:style-name="Crt0">
        <chart:title chart:style-name="CT00">
          <text:p text:style-name="a0" text:class-names="" text:cond-style-name="">Quantidade de linguagens criadas 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Grupos de 7 anos</text:p>
            </chart:title>
            <chart:categories table:cell-range-address="2.$A$2:.$A$11"/>
          </chart:axis>
          <chart:axis chart:dimension="y" chart:name="primary-y" chart:style-name="Axs1">
            <chart:title chart:style-name="AT01">
              <text:p text:style-name="a2" text:class-names="" text:cond-style-name="">Quantidade</text:p>
            </chart:title>
            <chart:grid chart:class="major" chart:style-name="GMa1"/>
          </chart:axis>
          <chart:series chart:label-cell-address="2.$B$1" chart:values-cell-range-address="2.$B$2:.$B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